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28ecf"/>
    </style:style>
    <style:style style:name="T3" style:family="text">
      <style:text-properties fo:font-size="15pt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 of 1st n natural numbers = n(n+1) / 2</text:p>
      <text:p text:style-name="P1"/>
      <text:p text:style-name="P1"/>
      <text:p text:style-name="P1">Sum of squares of 1st n natural numbers = n(n+1)(2n+1) / 6</text:p>
      <text:p text:style-name="P1"/>
      <text:p text:style-name="P1"/>
      <text:p text:style-name="P1">If ‘a’ is the first term and ‘d’ is the common difference,</text:p>
      <text:p text:style-name="P1"><text:s text:c="2"/>nth term of an AP = a + (n-1) d</text:p>
      <text:p text:style-name="P1"><text:s text:c="2"/>Arithmetic Mean = Sum of all terms in the AP / Number of terms in the AP</text:p>
      <text:p text:style-name="P1"><text:s text:c="2"/>Sum of ‘n’ terms of an AP = 0.5 n (first term + last term) = 0.5 n [ 2a + (n-1) d ]</text:p>
      <text:p text:style-name="P1"/>
      <text:p text:style-name="P1"/>
      <text:p text:style-name="P1">If ‘a’ is the first term and ‘r’ is the common ratio,</text:p>
      <text:p text:style-name="P1"><text:s text:c="2"/>nth term of a GP = a r<text:span text:style-name="T1">(n-1)</text:span></text:p>
      <text:p text:style-name="P1"><text:s text:c="2"/>Geometric Mean = nth root of product of n terms in the GP</text:p>
      <text:p text:style-name="P1"><text:s text:c="2"/>Sum of ‘n’ terms of a GP (r &lt; 1) = [a (1 – r<text:span text:style-name="T2">n</text:span>)] / [1 – r]</text:p>
      <text:p text:style-name="P1"><text:s text:c="2"/>Sum of ‘n’ terms of a GP (r &gt; 1) = [a (r<text:span text:style-name="T2">n</text:span> – 1)] / [r – 1]</text:p>
      <text:p text:style-name="P1"><text:s text:c="2"/>Sum of infinite terms of a GP (r &lt; 1) = (a) / (1 – r)</text:p>
      <text:p text:style-name="P1"><text:s text:c="2"/></text:p>
      <text:p text:style-name="P1"><text:s text:c="2"/></text:p>
      <text:p text:style-name="P1">For two terms ‘a’ and ‘b’,</text:p>
      <text:p text:style-name="P1"><text:s text:c="2"/>Harmonic Mean = (2 a b) / (a + b) </text:p>
      <text:p text:style-name="P1"/>
      <text:p text:style-name="P1"/>
      <text:p text:style-name="P1">For two numbers, if A, G and H are respectively the arithmetic, geometric and harmonic means, then</text:p>
      <text:p text:style-name="P1"><text:s text:c="2"/>A ≥ G ≥ H</text:p>
      <text:p text:style-name="P1"><text:s text:c="2"/>A H = G<text:span text:style-name="T1">2</text:span>, i.e., A, G, H are in GP</text:p>
      <text:p text:style-name="P1"><text:s text:c="2"/></text:p>
      <text:p text:style-name="P1"/>
      <text:p text:style-name="P1">The symbol (phi) denotes an empty set, and |S| denotes the size of a set S</text:p>
      <text:p text:style-name="P1"/>
      <text:p text:style-name="P1"/>
      <text:p text:style-name="P1">A <text:s text:c="2"/>B <text:s text:c="2"/>¬ A <text:s text:c="2"/>¬ B <text:s text:c="2"/>A∧B <text:s text:c="2"/>A∨B <text:s text:c="2"/>A⇒B <text:s text:c="2"/>A⇔B</text:p>
      <text:p text:style-name="P1">0 <text:s text:c="3"/>0 <text:s text:c="4"/>1 <text:s text:c="6"/>1 <text:s text:c="7"/>0 <text:s text:c="8"/>0 <text:s text:c="8"/>1 <text:s text:c="9"/>1</text:p>
      <text:p text:style-name="P1">0 <text:s text:c="3"/>1 <text:s text:c="4"/>1 <text:s text:c="6"/>0 <text:s text:c="7"/>0 <text:s text:c="8"/>1 <text:s text:c="8"/>1 <text:s text:c="9"/>0</text:p>
      <text:p text:style-name="P1">1 <text:s text:c="3"/>0 <text:s text:c="4"/>0 <text:s text:c="6"/>1 <text:s text:c="7"/>0 <text:s text:c="8"/>1 <text:s text:c="8"/>0 <text:s text:c="9"/>0</text:p>
      <text:p text:style-name="P1">1 <text:s text:c="3"/>1 <text:s text:c="4"/>0 <text:s text:c="6"/>0 <text:s text:c="7"/>1 <text:s text:c="8"/>1 <text:s text:c="8"/>1 <text:s text:c="9"/>1</text:p>
      <text:p text:style-name="P1"/>
      <text:p text:style-name="P1"/>
      <text:p text:style-name="P1">There is also a closed-form formula for calculating Fibonacci numbers, which is sometimes called Binet’s formula:</text:p>
      <text:p text:style-name="P1">f(n) = [(1 + 5<text:span text:style-name="T1">(1/2)</text:span>)<text:span text:style-name="T1">n</text:span> − (1 − 5<text:span text:style-name="T1">(1/2)</text:span>)<text:span text:style-name="T1">n</text:span>] / [2<text:span text:style-name="T1">n</text:span> . 5<text:span text:style-name="T1">(1/2)</text:span>]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4:17:32.685084747</meta:creation-date>
    <dc:date>2020-06-21T14:22:11.713472129</dc:date>
    <meta:editing-duration>PT4M4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303" meta:character-count="1398" meta:non-whitespace-character-count="891"/>
  </office:meta>
</office:document-meta>
</file>